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5M00S">
            <text:p>01:1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style-name="Default" table:formula="of:=SUM( [.G2:.G27])" office:value-type="time" office:time-value="PT02H45M00S">
            <text:p>02:45:00</text:p>
          </table:table-cell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table:style-name="Default" office:value-type="float" office:value="47">
            <text:p>47</text:p>
          </table:table-cell>
          <table:table-cell/>
        </table:table-row>
        <table:table-row table:style-name="ro3">
          <table:table-cell table:style-name="Default" office:value-type="float" office:value="48">
            <text:p>48</text:p>
          </table:table-cell>
          <table:table-cell table:formula="of:=['weeknr 48'.G28]" office:value-type="time" office:time-value="PT02H45M00S">
            <text:p>02:45:00</text:p>
          </table:table-cell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1:53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1-25T11:53:40.01</dc:date>
    <meta:editing-duration>PT44M6S</meta:editing-duration>
    <meta:editing-cycles>8</meta:editing-cycles>
    <meta:generator>OpenOffice.org/3.4.1$Win32 OpenOffice.org_project/341m1$Build-9593</meta:generator>
    <meta:document-statistic meta:table-count="2" meta:cell-count="113" meta:object-count="0"/>
  </office:meta>
</office:document-meta>
</file>